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xt_ascent_hill_climbing" table:style-name="ta1">
        <table:table-column table:style-name="co1" table:default-cell-style-name="ce1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Unde am ajuns</text:p>
          </table:table-cell>
          <table:table-cell office:value-type="string" calcext:value-type="string" table:number-columns-spanned="19" table:number-rows-spanned="1">
            <text:p>Valori care ne-au adus acolo</text:p>
          </table:table-cell>
          <table:covered-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eepest_ascent_hill_climbing" table:style-name="ta1">
        <table:table-column table:style-name="co3" table:default-cell-style-name="ce1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Unde am ajuns</text:p>
          </table:table-cell>
          <table:table-cell office:value-type="string" calcext:value-type="string" table:number-columns-spanned="19" table:number-rows-spanned="1">
            <text:p>Valori care ne-au adus acolo</text:p>
          </table:table-cell>
          <table:covered-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3:57:08.044647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23:58:09.523193943</dc:date>
    <dc:creator>mmicu </dc:creator>
    <meta:editing-duration>PT7M21S</meta:editing-duration>
    <meta:editing-cycles>2</meta:editing-cycles>
    <meta:generator>LibreOffice/5.0.3.2$Linux_X86_64 LibreOffice_project/00m0$Build-2</meta:generator>
    <meta:document-statistic meta:table-count="2" meta:cell-count="173" meta:object-count="0"/>
  </office:meta>
</office:document-meta>
</file>